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30000039CC6022E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="http://www.w3.org/1999/xhtml" xmlns:p="http://www.evolus.vn/Namespace/Pencil" xmlns:html="http://www.w3.org/1999/xhtml" xmlns:xhtml="http://www.w3.org/1999/xhtml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regexp="http://exslt.org/regular-expressions" xmlns:em="http://exslt.org/math" office:version="1.2">
  <office:automatic-styles>
    <style:style style:name="P1" style:family="paragraph" style:parent-style-name="Heading_20_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  <style:paragraph-properties fo:break-after="page"/>
    </style:style>
    <style:style style:name="Tsuper" style:family="text">
      <style:text-properties style:text-position="super 58%"/>
    </style:style>
    <style:style style:name="Tsub" style:family="text">
      <style:text-properties style:text-position="sub 58%"/>
    </style:style>
    <style:style style:name="Pol" style:family="paragraph" style:parent-style-name="Standard" style:list-style-name="L1">
      <style:text-properties style:text-position="0% 100%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="0.002cm solid #000000"/>
    </style:style>
    <style:style style:name="Tbold" style:family="text">
      <style:text-properties fo:font-weight="bold" style:font-weight-asian="bold" style:font-weight-complex="bold"/>
    </style:style>
    <style:style style:name="Titalics" style:family="text">
      <style:text-properties fo:font-style="italic" style:font-style-asian="italic" style:font-style-complex="italic"/>
    </style:style>
    <style:style style:name="Punderline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O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U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demo</text:p>
      <text:h text:style-name="P1" text:outline-level="1"><text:bookmark text:name="untitled_page_page"/>Untitled Page</text:h>
      <text:p text:style-name="Text_20_body"><draw:frame draw:style-name="fr1" draw:name="graphics_untitled_page" text:anchor-type="char" draw:z-index="0" svg:width="7.000000000000001in" svg:height="4.306137184115523in"><draw:image xlink:href="Pictures/untitled_pag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Impact" svg:font-family="Impact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DocumentTitle" style:family="paragraph" style:parent-style-name="Standard">
      <style:paragraph-properties fo:margin-bottom="0.5in" fo:text-align="center" style:justify-single-word="false"/>
      <style:text-properties fo:font-weight="bold" fo:font-size="2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7in" fo:page-height="11.693in" style:num-format="1" style:print-orientation="portrait" fo:margin-top="0.846in" fo:margin-bottom="0.846in" fo:margin-left="0.634in" fo:margin-right="0.63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="http://www.w3.org/1999/xhtml" xmlns:p="http://www.evolus.vn/Namespace/Pencil" xmlns:html="http://www.w3.org/1999/xhtml" xmlns:xhtml="http://www.w3.org/1999/xhtml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regexp="http://exslt.org/regular-expressions" xmlns:em="http://exslt.org/math" office:version="1.2">
  <office:meta>
    <meta:initial-creator>Duong Thanh An</meta:initial-creator>
    <meta:creation-date>2009-11-25T11:47:51</meta:creation-date>
    <dc:date>2009-11-25T15:32:53</dc:date>
    <dc:creator>Duong Thanh An</dc:creator>
    <meta:editing-duration>PT03H26M31S</meta:editing-duration>
    <meta:editing-cycles>11</meta:editing-cycles>
    <meta:generator>Evolus Pencil</meta:generator>
    <dc:description>Document generated from a Pencil drawing</dc:description>
    <dc:title>demo</dc:title>
  </office:meta>
</office:document-meta>
</file>